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ce4e5" fo:border-left="none" fo:border-right="0.74pt solid #000000" fo:border-top="0.74pt solid #000000"/>
    </style:style>
    <style:style style:name="ce31" style:family="table-cell" style:parent-style-name="Default">
      <style:table-cell-properties fo:border-bottom="none" fo:background-color="#bce4e5" fo:border-left="none" fo:border-right="0.74pt solid #000000" fo:border-top="none"/>
    </style:style>
    <style:style style:name="ce2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#bce4e5" fo:border-left="none" fo:border-right="0.06pt solid #000000" fo:border-top="none"/>
    </style:style>
    <style:style style:name="ce7" style:family="table-cell" style:parent-style-name="Default" style:data-style-name="N134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 style:data-style-name="N134"/>
    <style:style style:name="ce10" style:family="table-cell" style:parent-style-name="Default" style:data-style-name="N132"/>
    <style:style style:name="ce11" style:family="table-cell" style:parent-style-name="Default" style:data-style-name="N61"/>
    <style:style style:name="ce12" style:family="table-cell" style:parent-style-name="Default" style:data-style-name="N2"/>
    <style:style style:name="ce13" style:family="table-cell" style:parent-style-name="Default" style:data-style-name="N0"/>
    <style:style style:name="ce14" style:family="table-cell" style:parent-style-name="Default" style:data-style-name="N4"/>
    <style:style style:name="ce15" style:family="table-cell" style:parent-style-name="Default" style:data-style-name="N2">
      <style:table-cell-properties fo:background-color="#fff200"/>
    </style:style>
    <style:style style:name="ce43" style:family="table-cell" style:parent-style-name="Default">
      <style:table-cell-properties fo:border="none"/>
    </style:style>
    <style:style style:name="ce45" style:family="table-cell" style:parent-style-name="Default" style:data-style-name="N0">
      <style:table-cell-properties fo:border="none"/>
    </style:style>
    <style:style style:name="ce48" style:family="table-cell" style:parent-style-name="Default" style:data-style-name="N135">
      <style:table-cell-properties fo:background-color="#fff200"/>
    </style:style>
    <style:style style:name="ce17" style:family="table-cell" style:parent-style-name="Default">
      <style:text-properties fo:color="#808080"/>
    </style:style>
    <style:style style:name="ce56" style:family="table-cell" style:parent-style-name="Default" style:data-style-name="N11"/>
    <style:style style:name="ce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ackground-color="#bce4e5" fo:border-left="0.06pt solid #000000" fo:border-right="none" fo:border-top="0.06pt solid #000000"/>
    </style:style>
    <style:style style:name="ce47" style:family="table-cell" style:parent-style-name="Default">
      <style:table-cell-properties fo:border-bottom="none" fo:background-color="#bce4e5" fo:border-left="0.06pt solid #000000" fo:border-right="none" fo:border-top="none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bce4e5" fo:border-left="none" fo:border-right="0.06pt solid #000000" fo:border-top="0.06pt solid #000000"/>
    </style:style>
    <style:style style:name="ce52" style:family="table-cell" style:parent-style-name="Default" style:data-style-name="N61">
      <style:table-cell-properties fo:border-bottom="none" fo:background-color="#bce4e5" fo:border-left="none" fo:border-right="0.06pt solid #000000" fo:border-top="none"/>
    </style:style>
    <style:style style:name="ce53" style:family="table-cell" style:parent-style-name="Default" style:data-style-name="N0">
      <style:table-cell-properties fo:border-bottom="none" fo:background-color="#bce4e5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66" style:family="table-cell" style:parent-style-name="Default" style:data-style-name="N1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ètres flotteurs</text:p>
          </table:table-cell>
          <table:table-cell table:number-columns-repeated="2"/>
          <table:table-cell office:value-type="string" calcext:value-type="string">
            <text:p>Cahier des charg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iamètre piston (m)</text:p>
          </table:table-cell>
          <table:table-cell table:style-name="ce30" office:value-type="float" office:value="0.045" calcext:value-type="float">
            <text:p>0.045</text:p>
          </table:table-cell>
          <table:table-cell table:number-columns-repeated="2"/>
          <table:table-cell table:style-name="ce46" office:value-type="string" calcext:value-type="string">
            <text:p>zmax (m)</text:p>
          </table:table-cell>
          <table:table-cell table:style-name="ce51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as Tige fileté (m)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2"/>
          <table:table-cell table:style-name="ce47" office:value-type="string" calcext:value-type="string">
            <text:p>rho (kg/m3)</text:p>
          </table:table-cell>
          <table:table-cell table:style-name="ce32"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efficient de frottement</text:p>
          </table:table-cell>
          <table:table-cell table:style-name="ce31" office:value-type="float" office:value="0.2" calcext:value-type="float">
            <text:p>0.2</text:p>
          </table:table-cell>
          <table:table-cell table:number-columns-repeated="2"/>
          <table:table-cell table:style-name="ce47" office:value-type="string" calcext:value-type="string">
            <text:p>g (m/s2)</text:p>
          </table:table-cell>
          <table:table-cell table:style-name="ce32" office:value-type="float" office:value="9.81" calcext:value-type="float">
            <text:p>9.8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iamètre tige fileté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2"/>
          <table:table-cell table:style-name="ce47" office:value-type="string" calcext:value-type="string">
            <text:p>dVp (m3/s)</text:p>
          </table:table-cell>
          <table:table-cell table:style-name="ce52" office:value-type="float" office:value="0.0000014" calcext:value-type="float">
            <text:p>1.40E-0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ncoches par tours</text:p>
          </table:table-cell>
          <table:table-cell table:style-name="ce31" office:value-type="float" office:value="4096" calcext:value-type="float">
            <text:p>4096</text:p>
          </table:table-cell>
          <table:table-cell table:number-columns-repeated="2"/>
          <table:table-cell table:style-name="ce47" office:value-type="string" calcext:value-type="string">
            <text:p>Water compressibility (Pa-1)</text:p>
          </table:table-cell>
          <table:table-cell table:style-name="ce52" office:value-type="float" office:value="0.000000000427" calcext:value-type="float">
            <text:p>4.27E-1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sse (virtuelle)</text:p>
          </table:table-cell>
          <table:table-cell table:style-name="ce26" table:formula="of:=2*(POWER([.B9]/2;2)*PI()*[.B11]+POWER([.B12]/2;2)*PI()*[.B13])*[.F4]" office:value-type="float" office:value="15.2392769139415" calcext:value-type="float">
            <text:p>15.24</text:p>
          </table:table-cell>
          <table:table-cell table:number-columns-repeated="2"/>
          <table:table-cell table:style-name="ce47" office:value-type="string" calcext:value-type="string">
            <text:p>Pmax (Pa)</text:p>
          </table:table-cell>
          <table:table-cell table:style-name="ce53" table:formula="of:=[.F3]*[.F4]*[.F5]" office:value-type="float" office:value="1106077.5" calcext:value-type="float">
            <text:p>1106077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iam ext tube (b)</text:p>
          </table:table-cell>
          <table:table-cell table:style-name="ce31" office:value-type="float" office:value="0.125" calcext:value-type="float">
            <text:p>0.125</text:p>
          </table:table-cell>
          <table:table-cell table:formula="of:=[.B9]/2" office:value-type="float" office:value="0.0625" calcext:value-type="float">
            <text:p>0.0625</text:p>
          </table:table-cell>
          <table:table-cell/>
          <table:table-cell table:style-name="ce47" office:value-type="string" calcext:value-type="string">
            <text:p>Pint (Pa)</text:p>
          </table:table-cell>
          <table:table-cell table:style-name="ce32" office:value-type="float" office:value="60000" calcext:value-type="float">
            <text:p>60000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Borosilicate</text:p>
          </table:table-cell>
        </table:table-row>
        <table:table-row table:style-name="ro1">
          <table:table-cell office:value-type="string" calcext:value-type="string">
            <text:p>diam int tube (a)</text:p>
          </table:table-cell>
          <table:table-cell table:style-name="ce32" table:formula="of:=[.B9]-2*0.005" office:value-type="float" office:value="0.115" calcext:value-type="float">
            <text:p>0.115</text:p>
          </table:table-cell>
          <table:table-cell table:formula="of:=[.B10]/2" office:value-type="float" office:value="0.0575" calcext:value-type="float">
            <text:p>0.0575</text:p>
          </table:table-cell>
          <table:table-cell/>
          <table:table-cell table:style-name="ce47" office:value-type="string" calcext:value-type="string">
            <text:p>Young modulus</text:p>
          </table:table-cell>
          <table:table-cell table:style-name="ce52" office:value-type="float" office:value="69000000000" calcext:value-type="float">
            <text:p>6.90E+10</text:p>
          </table:table-cell>
          <table:table-cell/>
          <table:table-cell table:style-name="ce11" office:value-type="float" office:value="2300000000" calcext:value-type="float">
            <text:p>2.30E+09</text:p>
          </table:table-cell>
          <table:table-cell table:style-name="ce52" office:value-type="float" office:value="69000000000" calcext:value-type="float">
            <text:p>6.90E+10</text:p>
          </table:table-cell>
          <table:table-cell table:style-name="ce11" office:value-type="float" office:value="64000000000" calcext:value-type="float">
            <text:p>6.40E+10</text:p>
          </table:table-cell>
        </table:table-row>
        <table:table-row table:style-name="ro1">
          <table:table-cell office:value-type="string" calcext:value-type="string">
            <text:p>hauteur tube</text:p>
          </table:table-cell>
          <table:table-cell table:style-name="ce32" office:value-type="float" office:value="0.6" calcext:value-type="float">
            <text:p>0.6</text:p>
          </table:table-cell>
          <table:table-cell table:number-columns-repeated="2"/>
          <table:table-cell table:style-name="ce47" office:value-type="string" calcext:value-type="string">
            <text:p>poisson’s ratio</text:p>
          </table:table-cell>
          <table:table-cell table:style-name="ce32" office:value-type="float" office:value="0.35" calcext:value-type="float">
            <text:p>0.35</text:p>
          </table:table-cell>
          <table:table-cell/>
          <table:table-cell office:value-type="float" office:value="0.37" calcext:value-type="float">
            <text:p>0.37</text:p>
          </table:table-cell>
          <table:table-cell table:style-name="ce32"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iam antenne</text:p>
          </table:table-cell>
          <table:table-cell table:style-name="ce32" office:value-type="float" office:value="0.03" calcext:value-type="float">
            <text:p>0.03</text:p>
          </table:table-cell>
          <table:table-cell table:number-columns-repeated="2"/>
          <table:table-cell table:style-name="ce47" office:value-type="string" calcext:value-type="string">
            <text:p>Density hull</text:p>
          </table:table-cell>
          <table:table-cell table:style-name="ce32" office:value-type="float" office:value="2800" calcext:value-type="float">
            <text:p>2800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32" office:value-type="float" office:value="2800" calcext:value-type="float">
            <text:p>2800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hauteur antenne</text:p>
          </table:table-cell>
          <table:table-cell table:style-name="ce32" office:value-type="float" office:value="0.1" calcext:value-type="float">
            <text:p>0.1</text:p>
          </table:table-cell>
          <table:table-cell table:number-columns-repeated="2"/>
          <table:table-cell table:style-name="ce47"/>
          <table:table-cell table:style-name="ce32"/>
          <table:table-cell table:number-columns-repeated="4"/>
        </table:table-row>
        <table:table-row table:style-name="ro1">
          <table:table-cell office:value-type="string" calcext:value-type="string">
            <text:p>Cx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19"/>
          <table:table-cell table:style-name="ce22"/>
          <table:table-cell table:number-columns-repeated="4"/>
        </table:table-row>
        <table:table-row table:style-name="ro1">
          <table:table-cell table:style-name="ce2" office:value-type="string" calcext:value-type="string">
            <text:p>Coeff frottement float</text:p>
          </table:table-cell>
          <table:table-cell table:style-name="ce7" table:formula="of:=PI()*POWER([.B9]/2;2)*[.B14]" office:value-type="float" office:value="0.0122718463030851" calcext:value-type="float">
            <text:p>0.0123</text:p>
          </table:table-cell>
          <table:table-cell table:number-columns-repeated="2"/>
          <table:table-cell table:style-name="ce19"/>
          <table:table-cell table:style-name="ce22"/>
          <table:table-cell table:number-columns-repeated="4"/>
        </table:table-row>
        <table:table-row table:style-name="ro1">
          <table:table-cell table:style-name="ce2" office:value-type="string" calcext:value-type="string">
            <text:p>Param A</text:p>
          </table:table-cell>
          <table:table-cell table:style-name="ce6" table:formula="of:=[.F4]*[.F5]/[.B8]" office:value-type="float" office:value="659.824613515687" calcext:value-type="float">
            <text:p>659.824613515687</text:p>
          </table:table-cell>
          <table:table-cell table:number-columns-repeated="2"/>
          <table:table-cell table:style-name="ce47" office:value-type="string" calcext:value-type="string">
            <text:p>dz max (m/s)</text:p>
          </table:table-cell>
          <table:table-cell table:style-name="ce32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aram B</text:p>
          </table:table-cell>
          <table:table-cell table:style-name="ce8" table:formula="of:=[.B15]*[.F4]/(2*[.B8])" office:value-type="float" office:value="0.41270470153196" calcext:value-type="float">
            <text:p>0.41270470153196</text:p>
          </table:table-cell>
          <table:table-cell table:number-columns-repeated="2"/>
          <table:table-cell table:style-name="ce47" office:value-type="string" calcext:value-type="string">
            <text:p>dz control (m/s)</text:p>
          </table:table-cell>
          <table:table-cell table:style-name="ce32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0"/>
          <table:table-cell table:style-name="ce25"/>
          <table:table-cell table:number-columns-repeated="4"/>
        </table:table-row>
        <table:table-row table:style-name="ro1">
          <table:table-cell office:value-type="string" calcext:value-type="string">
            <text:p>angle tige fileté (rad)</text:p>
          </table:table-cell>
          <table:table-cell table:style-name="ce9" table:formula="of:=[.B4]/[.B6]" office:value-type="float" office:value="0.0833333333333333" calcext:value-type="float">
            <text:p>0.0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 frottement (rad)</text:p>
          </table:table-cell>
          <table:table-cell table:style-name="ce9" table:formula="of:=ATAN([.B5])" office:value-type="float" office:value="0.197395559849881" calcext:value-type="float">
            <text:p>0.197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 piston (dz max)</text:p>
          </table:table-cell>
          <table:table-cell table:formula="of:=POWER([.F16];2)*[.B17]/[.B16]" office:value-type="float" office:value="0.0000140732182374829" calcext:value-type="float">
            <text:p>1.40732182374829E-05</text:p>
          </table:table-cell>
          <table:table-cell table:formula="of:=[.F21]/[.B23]" office:value-type="float" office:value="36244.195265602" calcext:value-type="float">
            <text:p>36244.195265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face piston</text:p>
          </table:table-cell>
          <table:table-cell table:style-name="ce10" table:formula="of:=PI()*POWER([.B3]/2;2)" office:value-type="float" office:value="0.00159043128087983" calcext:value-type="float">
            <text:p>0.001590</text:p>
          </table:table-cell>
          <table:table-cell table:number-columns-repeated="2"/>
          <table:table-cell office:value-type="string" calcext:value-type="string">
            <text:p>Temps V piston (dz max)</text:p>
          </table:table-cell>
          <table:table-cell table:style-name="ce14" table:formula="of:=[.G21]/[.B32]" office:value-type="float" office:value="10.0522987410592" calcext:value-type="float">
            <text:p>1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par encoche</text:p>
          </table:table-cell>
          <table:table-cell table:style-name="ce11" table:formula="of:=[.B22]*([.B4]/[.B7])" office:value-type="float" office:value="0.000000000388288886933552" calcext:value-type="float">
            <text:p>3.88E-1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 piston (dz control)</text:p>
          </table:table-cell>
          <table:table-cell table:formula="of:=POWER([.F17];2)*[.B17]/[.B16]" office:value-type="float" office:value="0.0000000625476366110353" calcext:value-type="float">
            <text:p>6.25476366110353E-08</text:p>
          </table:table-cell>
          <table:table-cell table:formula="of:=[.F24]/[.B23]" office:value-type="float" office:value="161.085312291565" calcext:value-type="float">
            <text:p>161.085312291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 sur piston (N)</text:p>
          </table:table-cell>
          <table:table-cell table:style-name="ce12" table:formula="of:=[.F8]*[.B22]" office:value-type="float" office:value="1759.14025507736" calcext:value-type="float">
            <text:p>1759.14</text:p>
          </table:table-cell>
          <table:table-cell table:number-columns-repeated="2"/>
          <table:table-cell office:value-type="string" calcext:value-type="string">
            <text:p>Temps V piston (dz control)</text:p>
          </table:table-cell>
          <table:table-cell table:style-name="ce14" table:formula="of:=[.G24]/[.B32]" office:value-type="float" office:value="0.0446768832935967" calcext:value-type="float">
            <text:p>0.0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lume par tour (m3/tr)</text:p>
          </table:table-cell>
          <table:table-cell table:style-name="ce13" table:formula="of:=[.B22]*[.B4]" office:value-type="float" office:value="0.00000159043128087983" calcext:value-type="float">
            <text:p>1.59043128087983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/s</text:p>
          </table:table-cell>
          <table:table-cell table:style-name="ce14" table:formula="of:=([.F6]/[.B27])" office:value-type="float" office:value="0.880264376607027" calcext:value-type="float">
            <text:p>0.88</text:p>
          </table:table-cell>
          <table:table-cell table:number-columns-repeated="2"/>
          <table:table-cell office:value-type="string" calcext:value-type="string">
            <text:p>Tube weight (kg)</text:p>
          </table:table-cell>
          <table:table-cell table:formula="of:=(POWER([.C9];2)-POWER([.C10];2))*[.B11]*[.F12]" office:value-type="float" office:value="1.008" calcext:value-type="float">
            <text:p>1.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table:style-name="ce14" table:formula="of:=([.F6]/[.B27])*60" office:value-type="float" office:value="52.8158625964217" calcext:value-type="float">
            <text:p>52.82</text:p>
          </table:table-cell>
          <table:table-cell table:number-columns-repeated="2"/>
          <table:table-cell office:value-type="string" calcext:value-type="string">
            <text:p>Radial travel (max depth)</text:p>
          </table:table-cell>
          <table:table-cell table:formula="of:=((1-[.F11])/[.F10])*[.C9]*(POWER([.C10];2)*[.F9]-POWER([.C9];2)*[.F8])/(POWER([.C9];2)-POWER([.C10];2))+((1+[.F11])/[.F10])*(POWER([.C10];2)*POWER([.C9];2)*([.F9]-[.F8]))/((POWER([.C9];2)-POWER([.C10];2))*[.C9])" office:value-type="float" office:value="-0.0000110938370980525" calcext:value-type="float">
            <text:p>-1.1093837098052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/s</text:p>
          </table:table-cell>
          <table:table-cell table:formula="of:=[.B28]*2*PI()" office:value-type="float" office:value="5.53086419753087" calcext:value-type="float">
            <text:p>5.53086419753087</text:p>
          </table:table-cell>
          <table:table-cell table:number-columns-repeated="2"/>
          <table:table-cell office:value-type="string" calcext:value-type="string">
            <text:p>Vlost</text:p>
          </table:table-cell>
          <table:table-cell table:formula="of:=PI()*(POWER([.C9];2)-POWER([.C9]+[.F29];2))*[.B11]" office:value-type="float" office:value="0.00000261369179699511" calcext:value-type="float">
            <text:p>2.61369179699511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esse linéaire (m/s)</text:p>
          </table:table-cell>
          <table:table-cell table:formula="of:=[.B28]*[.B4]" office:value-type="float" office:value="0.000880264376607028" calcext:value-type="float">
            <text:p>0.000880264376607</text:p>
          </table:table-cell>
          <table:table-cell table:number-columns-repeated="2"/>
          <table:table-cell office:value-type="string" calcext:value-type="string">
            <text:p>Float compressibility</text:p>
          </table:table-cell>
          <table:table-cell table:formula="of:=[.F30]/(PI()*POWER([.C9];2)*[.B11]*[.F8])" office:value-type="float" office:value="0.00000000032092803659144" calcext:value-type="float">
            <text:p>3.2092803659144E-10</text:p>
          </table:table-cell>
          <table:table-cell table:style-name="ce66" table:formula="of:=([.F31]-[.F7])/[.F31]" office:value-type="percentage" office:value="-0.330516350441504" calcext:value-type="percentage">
            <text:p>-33.0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oches par secondes</text:p>
          </table:table-cell>
          <table:table-cell table:style-name="ce12" table:formula="of:=[.B28]*[.B7]" office:value-type="float" office:value="3605.56288658238" calcext:value-type="float">
            <text:p>3605.56</text:p>
          </table:table-cell>
          <table:table-cell table:number-columns-repeated="2"/>
          <table:table-cell office:value-type="string" calcext:value-type="string">
            <text:p>Chi</text:p>
          </table:table-cell>
          <table:table-cell table:formula="of:=[.B8]*([.F31]-[.F7])*[.F5]" office:value-type="float" office:value="-0.0000000158574728274794" calcext:value-type="float">
            <text:p>-1.58574728274794E-08</text:p>
          </table:table-cell>
          <table:table-cell office:value-type="string" calcext:value-type="string">
            <text:p>(2.14e-6 measured)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Puissance moteur (W)</text:p>
          </table:table-cell>
          <table:table-cell table:style-name="ce15" table:formula="of:=[.B31]*[.B25]" office:value-type="float" office:value="1.5485085" calcext:value-type="float">
            <text:p>1.5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ouple (N.m)</text:p>
          </table:table-cell>
          <table:table-cell table:style-name="ce15" table:formula="of:=[.B25]*([.B6]/2)*TAN([.B20]+[.B19])" office:value-type="float" office:value="3.04342158329345" calcext:value-type="float">
            <text:p>3.04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3" office:value-type="string" calcext:value-type="string" table:number-columns-spanned="4" table:number-rows-spanned="1">
            <text:p>CHOIX DU REDUCTEU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Moteur</text:p>
          </table:table-cell>
          <table:table-cell office:value-type="string" calcext:value-type="string">
            <text:p>DCX22S (5.5W, 12V, ball bearings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pm moteur</text:p>
          </table:table-cell>
          <table:table-cell table:style-name="ce43"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ouple moteur (Nm)</text:p>
          </table:table-cell>
          <table:table-cell table:style-name="ce45" office:value-type="float" office:value="0.0296" calcext:value-type="float">
            <text:p>0.029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éducteur</text:p>
          </table:table-cell>
          <table:table-cell office:value-type="string" calcext:value-type="string">
            <text:p>GPX 22 UP 3-st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éduction</text:p>
          </table:table-cell>
          <table:table-cell office:value-type="float" office:value="103" calcext:value-type="float">
            <text:p>103</text:p>
          </table:table-cell>
          <table:table-cell table:style-name="ce17" table:formula="of:=[.B40]/[.B29]" office:value-type="float" office:value="75.7348228990395" calcext:value-type="float">
            <text:p>75.7348228990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M</text:p>
          </table:table-cell>
          <table:table-cell table:formula="of:=[.B40]/[.B45]" office:value-type="float" office:value="38.8349514563107" calcext:value-type="float">
            <text:p>38.8349514563107</text:p>
          </table:table-cell>
          <table:table-cell table:formula="of:=[.B46]/[.B7]" office:value-type="float" office:value="0.00948118932038835" calcext:value-type="float">
            <text:p>0.00948118932038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 table:number-columns-spanned="4" table:number-rows-spanned="1">
            <text:p>LONGUEUR PIST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Volume antenne</text:p>
          </table:table-cell>
          <table:table-cell table:style-name="ce11" table:formula="of:=[.B13]*POWER([.B12]/2;2)*PI()" office:value-type="float" office:value="0.0000706858347057704" calcext:value-type="float">
            <text:p>7.0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ume vitesse</text:p>
          </table:table-cell>
          <table:table-cell table:style-name="ce11" table:formula="of:=2*POWER([.F16];2)*[.B17]/[.B16]" office:value-type="float" office:value="0.0000281464364749659" calcext:value-type="float">
            <text:p>2.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ume delta densité</text:p>
          </table:table-cell>
          <table:table-cell table:style-name="ce11" table:formula="of:=([.B8]/2)*ABS(1/([.F4]*(1+[.C51]))-1/([.F4]*(1-[.C51])))" office:value-type="float" office:value="0.000074339794660436" calcext:value-type="float">
            <text:p>7.43E-05</text:p>
          </table:table-cell>
          <table:table-cell table:style-name="ce56" office:value-type="percentage" office:value="0.005" calcext:value-type="percentage">
            <text:p>0.50%</text:p>
          </table:table-cell>
          <table:table-cell table:style-name="ce54" table:formula="of:=[.F4]*(1+[.C51])" office:value-type="float" office:value="1030.125" calcext:value-type="float">
            <text:p>1030.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 delta compressibilité</text:p>
          </table:table-cell>
          <table:table-cell table:style-name="ce11" table:formula="of:=[.F30]" office:value-type="float" office:value="0.00000261369179699511" calcext:value-type="float">
            <text:p>2.61E-06</text:p>
          </table:table-cell>
          <table:table-cell/>
          <table:table-cell table:style-name="ce55" table:formula="of:=[.F4]*(1-[.C51])" office:value-type="float" office:value="1019.875" calcext:value-type="float">
            <text:p>1019.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 total</text:p>
          </table:table-cell>
          <table:table-cell table:style-name="ce11" table:formula="of:=SUM([.B49:.B52])" office:value-type="float" office:value="0.000175785757638167" calcext:value-type="float">
            <text:p>1.76E-0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Longueur piston</text:p>
          </table:table-cell>
          <table:table-cell table:style-name="ce48" table:formula="of:=[.B53]/[.B22]" office:value-type="float" office:value="0.110527100259825" calcext:value-type="float">
            <text:p>0.11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9">
      <number:number number:decimal-places="17" loext:min-decimal-places="17" number:min-integer-digits="1"/>
    </number:number-style>
    <number:number-style style:name="N150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09:15:54.780231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3:50:58.569782148</meta:creation-date>
    <dc:date>2020-03-10T09:57:07.396348131</dc:date>
    <meta:editing-duration>PT10H5M26S</meta:editing-duration>
    <meta:editing-cycles>42</meta:editing-cycles>
    <meta:generator>LibreOffice/6.0.7.3$Linux_X86_64 LibreOffice_project/00m0$Build-3</meta:generator>
    <meta:document-statistic meta:table-count="1" meta:cell-count="149" meta:object-count="0"/>
  </office:meta>
</office:document-meta>
</file>